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77.21mm"/>
    </style:style>
    <style:style style:name="co25" style:family="table-column">
      <style:table-column-properties fo:break-before="auto" style:column-width="57.2mm"/>
    </style:style>
    <style:style style:name="co26" style:family="table-column">
      <style:table-column-properties fo:break-before="auto" style:column-width="32.6mm"/>
    </style:style>
    <style:style style:name="co27" style:family="table-column">
      <style:table-column-properties fo:break-before="auto" style:column-width="27.5mm"/>
    </style:style>
    <style:style style:name="co28" style:family="table-column">
      <style:table-column-properties fo:break-before="auto" style:column-width="24.99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18.7mm"/>
    </style:style>
    <style:style style:name="co34" style:family="table-column">
      <style:table-column-properties fo:break-before="auto" style:column-width="105.5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6mm"/>
    </style:style>
    <style:style style:name="co37" style:family="table-column">
      <style:table-column-properties fo:break-before="auto" style:column-width="65mm"/>
    </style:style>
    <style:style style:name="co38" style:family="table-column">
      <style:table-column-properties fo:break-before="auto" style:column-width="14.69mm"/>
    </style:style>
    <style:style style:name="co39" style:family="table-column">
      <style:table-column-properties fo:break-before="auto" style:column-width="32mm"/>
    </style:style>
    <style:style style:name="co40" style:family="table-column">
      <style:table-column-properties fo:break-before="auto" style:column-width="34.01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7.01mm"/>
    </style:style>
    <style:style style:name="co44" style:family="table-column">
      <style:table-column-properties fo:break-before="auto" style:column-width="4.99mm"/>
    </style:style>
    <style:style style:name="co45" style:family="table-column">
      <style:table-column-properties fo:break-before="auto" style:column-width="14.01mm"/>
    </style:style>
    <style:style style:name="co46" style:family="table-column">
      <style:table-column-properties fo:break-before="auto" style:column-width="99.99mm"/>
    </style:style>
    <style:style style:name="co47" style:family="table-column">
      <style:table-column-properties fo:break-before="auto" style:column-width="17mm"/>
    </style:style>
    <style:style style:name="co48" style:family="table-column">
      <style:table-column-properties fo:break-before="auto" style:column-width="83.01mm"/>
    </style:style>
    <style:style style:name="co49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43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8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95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1"/>
        <table:table-column table:style-name="co1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6" table:default-cell-style-name="ce91"/>
        <table:table-column table:style-name="co12" table:number-columns-repeated="2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8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3" table:default-cell-style-name="ce91"/>
        <table:table-column table:style-name="co12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A. MISJE WYSŁANNIKA" table:style-name="ta1">
        <table:table-column table:style-name="co9" table:default-cell-style-name="ce91"/>
        <table:table-column table:style-name="co24" table:default-cell-style-name="ce91"/>
        <table:table-column table:style-name="co25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IA. MISJE WYSŁANNIK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K. ROCZNICE POŚWIĘCENIA KOŚCIOŁ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9" table:default-cell-style-name="ce91"/>
        <table:table-column table:style-name="co30" table:default-cell-style-name="ce91"/>
        <table:table-column table:style-name="co31" table:default-cell-style-name="ce91"/>
        <table:table-column table:style-name="co12" table:number-columns-repeated="3" table:default-cell-style-name="ce91"/>
        <table:table-column table:style-name="co8" table:number-columns-repeated="1009" table:default-cell-style-name="ce91"/>
        <table:table-row table:style-name="ro1">
          <table:table-cell table:style-name="ce46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6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8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8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2" table:default-cell-style-name="ce91"/>
        <table:table-column table:style-name="co30" table:default-cell-style-name="ce91"/>
        <table:table-column table:style-name="co33" table:default-cell-style-name="ce91"/>
        <table:table-column table:style-name="co12" table:number-columns-repeated="2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6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style-name="ce143"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6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8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6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8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style-name="ce6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8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91"/>
        <table:table-column table:style-name="co1" table:default-cell-style-name="ce91"/>
        <table:table-column table:style-name="co34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5" table:default-cell-style-name="ce91"/>
        <table:table-column table:style-name="co21" table:default-cell-style-name="ce91"/>
        <table:table-column table:style-name="co36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.</text:p>
            <text:p>KOŃ-</text:p>
            <text:p>COWA</text:p>
          </table:table-cell>
          <table:table-cell table:style-name="ce92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6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2"/>
          <table:table-cell table:style-name="ce9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8" table:default-cell-style-name="ce91"/>
        <table:table-column table:style-name="co21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92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9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0" table:default-cell-style-name="ce91"/>
        <table:table-column table:style-name="co12" table:default-cell-style-name="ce91"/>
        <table:table-column table:style-name="co41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1"/>
        <table:table-column table:style-name="co7" table:default-cell-style-name="ce91"/>
        <table:table-column table:style-name="co4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3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default-cell-style-name="ce91"/>
        <table:table-column table:style-name="co44" table:default-cell-style-name="ce91"/>
        <table:table-column table:style-name="co9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54"/>
          <table:covered-table-cell table:style-name="ce6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89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9" office:value-type="string" calcext:value-type="string" table:number-columns-spanned="4" table:number-rows-spanned="1">
            <text:p>II</text:p>
          </table:table-cell>
          <table:covered-table-cell table:number-columns-repeated="3" table:style-name="ce89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90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style-name="ce15"/>
          <table:covered-table-cell table:number-columns-repeated="2" table:style-name="ce26"/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8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number-columns-repeated="2" table:style-name="ce90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7" calcext:value-type="float">
            <text:p>156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0" calcext:value-type="float">
            <text:p>17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2" calcext:value-type="float">
            <text:p>17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9" calcext:value-type="float">
            <text:p>172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54" calcext:value-type="float">
            <text:p>1754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28" calcext:value-type="float">
            <text:p>182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30" calcext:value-type="float">
            <text:p>183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51" calcext:value-type="float">
            <text:p>185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1" calcext:value-type="float">
            <text:p>187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7" calcext:value-type="float">
            <text:p>187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0" calcext:value-type="float">
            <text:p>189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9" calcext:value-type="float">
            <text:p>189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0" calcext:value-type="float">
            <text:p>19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5" calcext:value-type="float">
            <text:p>192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6" calcext:value-type="float">
            <text:p>192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46" calcext:value-type="float">
            <text:p>194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59" calcext:value-type="float">
            <text:p>195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97" calcext:value-type="float">
            <text:p>199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5" calcext:value-type="float">
            <text:p>201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22" calcext:value-type="float">
            <text:p>20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28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5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28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3" calcext:value-type="float">
            <text:p>93</text:p>
          </table:table-cell>
          <table:table-cell table:style-name="ce28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4" calcext:value-type="float">
            <text:p>94</text:p>
          </table:table-cell>
          <table:table-cell table:style-name="ce28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5" calcext:value-type="float">
            <text:p>95</text:p>
          </table:table-cell>
          <table:table-cell table:style-name="ce28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6" calcext:value-type="float">
            <text:p>96</text:p>
          </table:table-cell>
          <table:table-cell table:style-name="ce28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1"/>
        <table:table-column table:style-name="co7" table:default-cell-style-name="ce91"/>
        <table:table-column table:style-name="co4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3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1"/>
        <table:table-column table:style-name="co1" table:default-cell-style-name="ce91"/>
        <table:table-column table:style-name="co47" table:default-cell-style-name="ce91"/>
        <table:table-column table:style-name="co48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8" table:number-columns-spanned="1" table:number-rows-spanned="2"/>
          <table:table-cell table:style-name="ce28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8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8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-</text:p>
            <text:p>LITWA</text:p>
          </table:table-cell>
          <table:table-cell table:style-name="ce92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9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12:34:29.5279824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15T12:37:35.723686912</dc:date>
    <dc:creator>Andrzej Precz</dc:creator>
    <meta:editing-duration>P1DT3H51M29S</meta:editing-duration>
    <meta:editing-cycles>533</meta:editing-cycles>
    <meta:document-statistic meta:table-count="37" meta:cell-count="1581" meta:object-count="0"/>
  </office:meta>
</office:document-meta>
</file>